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2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21df8" style:font-name-asian="WenQuanYi Micro Hei1" style:font-size-asian="10pt" style:font-name-complex="Lohit Hindi2" style:font-size-complex="10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6" style:family="paragraph" style:parent-style-name="Table_20_Contents">
      <style:text-properties fo:color="#000000" style:font-name="Liberation Sans" fo:font-size="10pt" officeooo:paragraph-rsid="002d485a" style:font-name-asian="WenQuanYi Micro Hei1" style:font-size-asian="10pt" style:font-name-complex="Lohit Hindi2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25918d" officeooo:paragraph-rsid="0025918d" style:font-name-asian="WenQuanYi Micro Hei1" style:font-size-asian="10pt" style:font-name-complex="Lohit Hindi2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19ceaa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6pt" fo:font-weight="normal" officeooo:paragraph-rsid="0019ceaa" style:font-name-asian="WenQuanYi Micro Hei1" style:font-size-asian="5.25pt" style:font-weight-asian="normal" style:font-name-complex="Lohit Hindi2" style:font-size-complex="6pt" style:font-weight-complex="normal"/>
    </style:style>
    <style:style style:name="P11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12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3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paragraph-rsid="00291c34" style:font-name-asian="WenQuanYi Micro Hei1" style:font-size-asian="10pt" style:font-weight-asian="normal" style:font-name-complex="Lohit Hindi2" style:font-size-complex="10pt" style:font-weight-complex="normal"/>
    </style:style>
    <style:style style:name="P21" style:family="paragraph" style:parent-style-name="Preformatted_20_Text">
      <style:text-properties style:font-name="Liberation Sans" fo:font-size="10pt" style:font-size-asian="8.75pt" style:font-size-complex="10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23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P24" style:family="paragraph" style:parent-style-name="Standard">
      <style:text-properties style:font-name="Liberation Sans"/>
    </style:style>
    <style:style style:name="P25" style:family="paragraph" style:parent-style-name="Standard">
      <style:text-properties style:font-name="Liberation Sans" fo:font-size="10pt" style:font-size-asian="10pt" style:font-size-complex="10pt"/>
    </style:style>
    <style:style style:name="P26" style:family="paragraph" style:parent-style-name="Standard">
      <style:text-properties style:font-name="Liberation Sans" fo:font-size="5pt" fo:font-weight="bold" style:font-size-asian="4.34999990463257pt" style:font-weight-asian="bold" style:font-size-complex="5pt" style:font-weight-complex="bold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style:font-name="Liberation Sans" fo:font-size="10pt" officeooo:rsid="00353318" officeooo:paragraph-rsid="0034ae63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42de18" style:font-name-asian="WenQuanYi Micro Hei1" style:font-size-asian="10pt" style:font-weight-asian="normal" style:font-name-complex="Lohit Hindi2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officeooo:paragraph-rsid="002b4f4a"/>
    </style:style>
    <style:style style:name="P3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T1" style:family="text">
      <style:text-properties officeooo:rsid="00239fde"/>
    </style:style>
    <style:style style:name="T2" style:family="text">
      <style:text-properties officeooo:rsid="0029bc8d"/>
    </style:style>
    <style:style style:name="T3" style:family="text">
      <style:text-properties officeooo:rsid="0029b10a"/>
    </style:style>
    <style:style style:name="T4" style:family="text">
      <style:text-properties fo:font-size="7pt" style:font-size-complex="7pt"/>
    </style:style>
    <style:style style:name="T5" style:family="text">
      <style:text-properties fo:font-size="7pt" officeooo:rsid="0038b4a7" style:font-size-complex="7pt"/>
    </style:style>
    <style:style style:name="T6" style:family="text">
      <style:text-properties officeooo:rsid="00394de7"/>
    </style:style>
    <style:style style:name="T7" style:family="text">
      <style:text-properties officeooo:rsid="003cf690"/>
    </style:style>
    <style:style style:name="T8" style:family="text">
      <style:text-properties officeooo:rsid="003dff32"/>
    </style:style>
    <style:style style:name="T9" style:family="text">
      <style:text-properties officeooo:rsid="003fe41a"/>
    </style:style>
    <style:style style:name="T10" style:family="text"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T11" style:family="text">
      <style:text-properties fo:color="#000000" style:font-name="Liberation Sans1" fo:font-size="10pt" fo:font-weight="bold" officeooo:rsid="00239fde" style:font-name-asian="WenQuanYi Micro Hei1" style:font-size-asian="10pt" style:font-weight-asian="bold" style:font-name-complex="Lohit Hindi2" style:font-size-complex="1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5">[langs.trans(BillFrom);onformat=decode] :</text:p>
          </table:table-cell>
          <table:table-cell table:style-name="Tableau3.B1" office:value-type="string">
            <text:p text:style-name="P11"/>
          </table:table-cell>
          <table:table-cell table:style-name="Tableau3.C1" office:value-type="string">
            <text:p text:style-name="P12">[langs.trans(BillTo);onformat=decode] :</text:p>
          </table:table-cell>
        </table:table-row>
        <table:table-row>
          <table:table-cell table:style-name="Tableau3.A2" office:value-type="string">
            <text:p text:style-name="P18">[mysoc.nom]</text:p>
            <text:p text:style-name="P19">[mysoc.address]</text:p>
            <text:p text:style-name="P19">[mysoc.zip] [mysoc.town]</text:p>
            <text:p text:style-name="P19">[mysoc.country]</text:p>
            <text:p text:style-name="P19"/>
            <text:p text:style-name="P19">[langs.trans(PhoneNumber);onformat=decode] : [mysoc.phone]</text:p>
            <text:p text:style-name="P19">[langs.trans(Fax);onformat=decode] : [mysoc.fax]</text:p>
            <text:p text:style-name="P19">[langs.trans(Email);onformat=decode] : [mysoc.email]</text:p>
            <text:p text:style-name="P19">[langs.trans(Web);onformat=decode] : [mysoc.url]</text:p>
          </table:table-cell>
          <table:table-cell table:style-name="Tableau3.B2" office:value-type="string">
            <text:p text:style-name="P13"/>
          </table:table-cell>
          <table:table-cell table:style-name="Tableau3.C2" office:value-type="string">
            <text:p text:style-name="P1">[societe.name]</text:p>
            <text:p text:style-name="P2">[contact.CUSTOMER.civility;noerr] [contact.CUSTOMER.firstname;noerr] [contact.CUSTOMER.lastname;magnet=text:p;noerr]</text:p>
            <text:p text:style-name="P2">[societe.address]</text:p>
            <text:p text:style-name="P2">[societe.zip] [societe.town]</text:p>
            <text:p text:style-name="P19">[societe.country]</text:p>
            <text:p text:style-name="P20"><text:line-break/><text:span text:style-name="T6">[langs.trans(VATIntraShort);onformat=decode] : [societe.tva_intra;magnet=text:p]</text:span></text:p>
          </table:table-cell>
        </table:table-row>
      </table:table>
      <text:p text:style-name="P21"/>
      <text:p text:style-name="P23">[doc.note_public;magnet=text:p]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">[langs.trans(Reference);onformat=decode]</text:p>
          </table:table-cell>
          <table:table-cell table:style-name="Tableau1.A1" office:value-type="string">
            <text:p text:style-name="P3">[langs.trans(Designation);onformat=decode]</text:p>
          </table:table-cell>
          <table:table-cell table:style-name="Tableau1.A1" office:value-type="string">
            <text:p text:style-name="P3">[langs.trans(VAT);onformat=decode]</text:p>
          </table:table-cell>
          <table:table-cell table:style-name="Tableau1.A1" office:value-type="string">
            <text:p text:style-name="P3">[langs.trans(Qty);onformat=decode]</text:p>
          </table:table-cell>
          <table:table-cell table:style-name="Tableau1.A1" office:value-type="string">
            <text:p text:style-name="P3">[langs.trans(UnitPriceHT);onformat=decode]</text:p>
          </table:table-cell>
          <table:table-cell table:style-name="Tableau1.A1" office:value-type="string">
            <text:p text:style-name="P4">[langs.trans(Discount);onformat=decode]</text:p>
            <text:p text:style-name="P4">%</text:p>
          </table:table-cell>
          <table:table-cell table:style-name="Tableau1.G1" office:value-type="string">
            <text:p text:style-name="P4">[langs.trans(TotalHTShort);onformat=decode]</text:p>
            <text:p text:style-name="P7">Euros</text:p>
          </table:table-cell>
        </table:table-row>
        <table:table-row>
          <table:table-cell table:style-name="Tableau1.A2" office:value-type="string">
            <text:p text:style-name="P2">[tab.product_ref;when [tab.product_type]!=9;block=table:table-row]</text:p>
          </table:table-cell>
          <table:table-cell table:style-name="Tableau1.B2" office:value-type="string">
            <text:p text:style-name="P2">[tab.product_label]</text:p>
            <text:p text:style-name="P6">[tab.desc]</text:p>
          </table:table-cell>
          <table:table-cell table:style-name="Tableau1.C2" office:value-type="string">
            <text:p text:style-name="P3">[tab.tva_tx;frm=0 000,00]</text:p>
          </table:table-cell>
          <table:table-cell table:style-name="Tableau1.D2" office:value-type="string">
            <text:p text:style-name="P3">[tab.qty]</text:p>
          </table:table-cell>
          <table:table-cell table:style-name="Tableau1.E2" office:value-type="string">
            <text:p text:style-name="P5">[tab.subprice;frm=0 000,00]</text:p>
          </table:table-cell>
          <table:table-cell table:style-name="Tableau1.F2" office:value-type="string">
            <text:p text:style-name="P3">[tab.remise_percent]</text:p>
          </table:table-cell>
          <table:table-cell table:style-name="Tableau1.G2" office:value-type="string">
            <text:p text:style-name="P5">[tab.total_ht;frm=0 000,00]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27"/>
          </table:table-cell>
          <table:table-cell table:style-name="Tableau1.C3" office:value-type="string">
            <text:p text:style-name="P27"/>
          </table:table-cell>
          <table:table-cell table:style-name="Tableau1.D3" office:value-type="string">
            <text:p text:style-name="P27"/>
          </table:table-cell>
          <table:table-cell table:style-name="Tableau1.E3" table:number-columns-spanned="2" office:value-type="string">
            <text:p text:style-name="P5">[langs.trans(TotalHTShort);onformat=decode]</text:p>
          </table:table-cell>
          <table:covered-table-cell/>
          <table:table-cell table:style-name="Tableau1.G5" office:value-type="string">
            <text:p text:style-name="P5">[doc.total_ht;frm=0 000,00]</text:p>
          </table:table-cell>
        </table:table-row>
        <table:table-row>
          <table:table-cell table:style-name="Tableau1.A4" office:value-type="string">
            <text:p text:style-name="P2"/>
          </table:table-cell>
          <table:table-cell table:style-name="Tableau1.B4" office:value-type="string">
            <text:p text:style-name="P27"/>
          </table:table-cell>
          <table:table-cell table:style-name="Tableau1.C4" office:value-type="string">
            <text:p text:style-name="P27"/>
          </table:table-cell>
          <table:table-cell table:style-name="Tableau1.D4" office:value-type="string">
            <text:p text:style-name="P27"/>
          </table:table-cell>
          <table:table-cell table:style-name="Tableau1.E3" table:number-columns-spanned="2" office:value-type="string">
            <text:p text:style-name="P5">[langs.trans(TotalVAT);onformat=decode] [tva.label;block=table:table-row;frm=0 000,00]</text:p>
          </table:table-cell>
          <table:covered-table-cell/>
          <table:table-cell table:style-name="Tableau1.G5" office:value-type="string">
            <text:p text:style-name="P5">[tva.montant;frm=0 000,00]</text:p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  <table:table-cell table:style-name="Tableau1.E3" table:number-columns-spanned="2" office:value-type="string">
            <text:p text:style-name="P5">[langs.trans(TotalTTCShort);onformat=decode]</text:p>
          </table:table-cell>
          <table:covered-table-cell/>
          <table:table-cell table:style-name="Tableau1.G5" office:value-type="string">
            <text:p text:style-name="P5"><text:s/>[doc.total_ttc;frm=0 000,00]</text:p>
          </table:table-cell>
        </table:table-row>
      </table:table>
      <text:p text:style-name="P25"/>
      <text:p text:style-name="P28">[langs.trans(Availability);onformat=decode] : [doc.availability;magnet=text:p]</text:p>
      <text:p text:style-name="P25">[langs.trans(PaymentConditions);onformat=decode] : [doc.cond_reglement;magnet=text:p]</text:p>
      <text:p text:style-name="P25">[langs.trans(PaymentMode);onformat=decode] : [doc.mode_reglement;magnet=text:p]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officeooo:paragraph-rsid="002b4f4a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19ceaa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6pt" fo:font-weight="normal" officeooo:paragraph-rsid="0019ceaa" style:font-name-asian="WenQuanYi Micro Hei1" style:font-size-asian="5.25pt" style:font-weight-asian="normal" style:font-name-complex="Lohit Hindi2" style:font-size-complex="6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19ceaa" style:font-name-asian="WenQuanYi Micro Hei1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42de18" style:font-name-asian="WenQuanYi Micro Hei1" style:font-size-asian="10pt" style:font-weight-asian="normal" style:font-name-complex="Lohit Hindi2" style:font-size-complex="10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10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color="#000000" style:font-name="Liberation Sans1" fo:font-size="10pt" fo:font-weight="bold" officeooo:rsid="00239fde" style:font-name-asian="WenQuanYi Micro Hei1" style:font-size-asian="10pt" style:font-weight-asian="bold" style:font-name-complex="Lohit Hindi2" style:font-size-complex="10pt" style:font-weight-complex="bold"/>
    </style:style>
    <style:style style:name="MT2" style:family="text">
      <style:text-properties fo:color="#000000" style:font-name="Liberation Sans1" fo:font-size="10pt" fo:font-weight="bold" style:font-name-asian="WenQuanYi Micro Hei1" style:font-size-asian="10pt" style:font-weight-asian="bold" style:font-name-complex="Lohit Hindi2" style:font-size-complex="10pt" style:font-weight-complex="bold"/>
    </style:style>
    <style:style style:name="MT3" style:family="text">
      <style:text-properties officeooo:rsid="00239fde"/>
    </style:style>
    <style:style style:name="MT4" style:family="text">
      <style:text-properties officeooo:rsid="0029bc8d"/>
    </style:style>
    <style:style style:name="MT5" style:family="text">
      <style:text-properties officeooo:rsid="0029b10a"/>
    </style:style>
    <style:style style:name="MT6" style:family="text">
      <style:text-properties fo:font-size="7pt" officeooo:rsid="0038b4a7" style:font-size-complex="7pt"/>
    </style:style>
    <style:style style:name="MT7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56cm" svg:width="7.938cm" svg:height="2.117cm" draw:z-index="0"><draw:image xlink:href="Pictures/100000000000012C000000502186245C.jpg" xlink:type="simple" xlink:show="embed" xlink:actuate="onLoad"/></draw:frame><text:span text:style-name="MT1">[langs.trans(CommercialProposal);onformat=decode] </text:span><text:span text:style-name="MT2">[doc.ref]</text:span></text:p>
        <text:p text:style-name="MP2">[langs.trans(RefCustomer);onformat=decode] : [doc.ref_client;magnet=text:p]</text:p>
        <text:p text:style-name="MP3"/>
        <text:p text:style-name="MP4"><text:span text:style-name="MT3">[langs.trans(Date);onformat=decode]</text:span> : [doc.date_fr;magnet=text:p]</text:p>
        <text:p text:style-name="MP5"><text:span text:style-name="MT4">[langs.trans(DateEndPropal);onformat=decode]</text:span> : <text:span text:style-name="MT5">[doc.fin_validite;frm='dd/mm/yyyy';magnet=text:p]</text:span></text:p>
        <text:p text:style-name="MP6">[onshow.mysoc.logo;ope=changepic;from='[val]']</text:p>
      </style:header>
      <style:footer>
        <text:p text:style-name="MP7">[onshow.mysoc.address_nobr;strconv=no] – [onshow.mysoc.zip] [onshow.mysoc.town] – [onshow.mysoc.country]</text:p>
        <text:p text:style-name="MP8">[langs.trans(PhoneNumber);onformat=decode] : [onshow.mysoc.phone] – [langs.trans(Fax);onformat=decode] : [onshow.mysoc.fax]</text:p>
        <text:p text:style-name="MP9">[onshow.mysoc.email] – [onshow.mysoc.url]</text:p>
        <text:p text:style-name="MP10"><text:s/><text:span text:style-name="MT6">[onshow.mysoc.forme_juridique]</text:span><text:span text:style-name="MT7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43:10</meta:creation-date>
    <dc:date>2014-04-14T15:20:05.438081396</dc:date>
    <dc:creator>Geoffrey Girard</dc:creator>
    <meta:editing-duration>PT1H17M32S</meta:editing-duration>
    <meta:editing-cycles>43</meta:editing-cycles>
    <meta:generator>LibreOffice/4.1.3.2$Linux_X86_64 LibreOffice_project/410m0$Build-2</meta:generator>
    <meta:document-statistic meta:table-count="2" meta:image-count="1" meta:object-count="0" meta:page-count="1" meta:paragraph-count="52" meta:word-count="110" meta:character-count="2439" meta:non-whitespace-character-count="2371"/>
  </office:meta>
</office:document-meta>
</file>